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TH-SERIAL BRIDGE on LWIP</text:p>
      <text:p text:style-name="Standard"/>
      <text:h text:style-name="Heading_20_1" text:outline-level="1">Pendahuluan</text:h>
      <text:h text:style-name="Heading_20_1" text:outline-level="1">Modiffikasi yang Dilakukan pada LWIP</text:h>
      <text:h text:style-name="Heading_20_2" text:outline-level="2">Lwip 1.3.2</text:h>
      <text:p text:style-name="Text_20_body">Lwip 1.3.2 dipilih karena ini adalah versi terakhir yang diporting ke ecos. </text:p>
      <text:h text:style-name="Heading_20_2" text:outline-level="2">Lwip Contrib 1.3.0</text:h>
      <text:p text:style-name="Text_20_body">Versi 1.3.0 dipilih karena ini adalah versi yang kompatibel dengan lwip 1.3.2. LWIP yang berjalan di linux ada di direktori ini.</text:p>
      <text:h text:style-name="Heading_20_2" text:outline-level="2">List.h</text:h>
      <text:p text:style-name="Text_20_body">Menambahkan list.h ke lwip/src/include/lwip. List.h adalah header-only C list library.</text:p>
      <text:h text:style-name="Heading_20_2" text:outline-level="2">bridge_eth_ser.[h|c]</text:h>
      <text:p text:style-name="Text_20_body">Tambahkan symlink ke bridge_eth_ser.c di direktori yang sama dengan tapif.c. Tambahkan symlink ke bridge_eth_ser.h ke direktori yang sama dengan tapif.h.</text:p>
      <text:p text:style-name="Text_20_body">Kedua symlink bisa dibuat dengan script makelink.sh</text:p>
      <text:h text:style-name="Heading_20_2" text:outline-level="2">Modifikasi tapif.c</text:h>
      <text:p text:style-name="Text_20_body">Tapif adalah driver untuk virtual ethernet di linux. Hook untuk bridge ditambahkan disini dan akan dibahas pada bab terpisah.</text:p>
      <text:h text:style-name="Heading_20_1" text:outline-level="1">Cara Kerja Bridge</text:h>
      <text:h text:style-name="Heading_20_2" text:outline-level="2">Cara Kerja Umum</text:h>
      <text:p text:style-name="Text_20_body">Bridging dilakukan dengan menambahkah hook di driver ethernet. Dalam project ini driver yang dipakai adalah tapif.c yang bisa ditemukan di direktori : contrib/ports/unix/netif/tapif.c</text:p>
      <text:h text:style-name="Heading_20_2" text:outline-level="2">Bridge Thread</text:h>
      <text:p text:style-name="Text_20_body">Code utama dari serial ↔ bridge ada di file mybridge/eth-ser.c. Di file ini akan dibuat dua thread yaitu:</text:p>
      <text:list xml:id="list1544708264" text:style-name="L1">
        <text:list-item>
          <text:p text:style-name="P1">ser_to_eth_thread : meneruskan packet dari serial ke ethernet.</text:p>
          <text:p text:style-name="P1">Thread ini menunggu adanya data yang bisa dibaca dari port serial, jika ada data yang bisa dibaca maka data diambil dan langsung ditulis ke ethernet device dengan memanggil fungsi low_level_output</text:p>
        </text:list-item>
        <text:list-item>
          <text:p text:style-name="P1"><text:soft-page-break/>eth_to_ser_thread : meneruskan packet dari ethernet ke serial.</text:p>
          <text:p text:style-name="P1">Thread ini akan menunggu adanya data di bridge_e2s_list, jika ada data thread ini akan mengambil data dan langsung meneruskan ke serial</text:p>
        </text:list-item>
      </text:list>
      <text:h text:style-name="Heading_20_2" text:outline-level="2">Eth ke Serial</text:h>
      <text:p text:style-name="Text_20_body">Hook ditambahkan pada fungsi tapif_input. Di fungsi ini pbuf (packet buffer, struktur data yang menyimpan info tentang network packet di lwip) akan di-create. Pbuf yang di-create akan dimasukkan ke list oleh fungsi bridge_e2s_queue.</text:p>
      <text:p text:style-name="Text_20_body">Fungsi bridge_e2s_queue akan mengambil payload packet kemudian memasukkan ke list bridge_e2s_list. Kemudian packet akan diambil oleh thread eth_to_ser_thread seperti dijelaskan pada bab 3.2</text:p>
      <text:h text:style-name="Heading_20_2" text:outline-level="2">Serial ke Eth</text:h>
      <text:p text:style-name="Text_20_body">Yang ditambahkan pada driver adalah sinkronisasi pada fungsi yang melakukan penulisan ke ethernet device, yaitu fungsi low_level_output. Sinkronisasi diperlukan agar fungsi low_level_output bisa dipanggil oleh lwip thread maupun bridge thread.</text:p>
      <text:h text:style-name="Heading_20_2" text:outline-level="2">Patch</text:h>
      <text:p text:style-name="Text_20_body">Patch tapif.c ada di source code dengan nama file tapif.patch</text:p>
      <text:p text:style-name="Text_20_body"/>
      <text:h text:style-name="Heading_20_1" text:outline-level="1">Library atau Fungsi yang Bisa Dipakai</text:h>
      <text:h text:style-name="Heading_20_2" text:outline-level="2">ser_open</text:h>
      <text:p text:style-name="Text_20_body">Open serial</text:p>
      <text:h text:style-name="Heading_20_2" text:outline-level="2">ser_close</text:h>
      <text:p text:style-name="Text_20_body">Close serial</text:p>
      <text:h text:style-name="Heading_20_2" text:outline-level="2">serbridge_safe_read</text:h>
      <text:p text:style-name="Text_20_body">Untuk mengamil data dari serial</text:p>
      <text:h text:style-name="Heading_20_2" text:outline-level="2">serbridge_safe_write</text:h>
      <text:p text:style-name="Text_20_body">Untuk menulis data ke seri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bk </meta:initial-creator>
    <meta:creation-date>2011-10-26T13:00:34</meta:creation-date>
    <dc:date>2011-11-10T02:04:45</dc:date>
    <dc:creator>ibk </dc:creator>
    <meta:editing-duration>PT02H57M45S</meta:editing-duration>
    <meta:editing-cycles>31</meta:editing-cycles>
    <meta:generator>OpenOffice.org/3.2$Linux OpenOffice.org_project/320m12$Build-9483</meta:generator>
    <meta:document-statistic meta:table-count="0" meta:image-count="0" meta:object-count="0" meta:page-count="2" meta:paragraph-count="39" meta:word-count="371" meta:character-count="2532"/>
  </office:meta>
</office:document-meta>
</file>